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fo:font-style="normal" style:font-size-asian="18pt" style:font-style-asian="normal" style:font-size-complex="18pt" style:font-style-complex="normal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8pt" style:font-size-asian="15.75pt" style:font-size-complex="18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6" style:family="text">
      <style:text-properties fo:font-size="15pt" style:font-size-asian="13.1000003814697pt" style:font-size-complex="15pt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none" style:font-size-asian="12.25pt" style:font-size-complex="14pt"/>
    </style:style>
    <style:style style:name="T10" style:family="text">
      <style:text-properties fo:font-size="14pt" fo:language="en" fo:country="none" style:font-size-asian="14pt" style:font-size-complex="14pt"/>
    </style:style>
    <style:style style:name="T11" style:family="text">
      <style:text-properties fo:font-size="14pt" fo:font-style="normal" style:font-size-asian="14pt" style:font-style-asian="normal" style:font-size-complex="14pt" style:font-style-complex="normal"/>
    </style:style>
    <style:style style:name="T12" style:family="text">
      <style:text-properties fo:language="en" fo:country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span text:style-name="T5">TASK <text:s text:c="3"/>LIST</text:span></text:p>
      <text:p text:style-name="Standard"/>
      <text:p text:style-name="P1">Main functionality.</text:p>
      <text:p text:style-name="P3">-Messenger UI</text:p>
      <text:p text:style-name="Standard"><text:span text:style-name="T4"><text:tab/></text:span><text:span text:style-name="T11">C</text:span><text:span text:style-name="T10">ontains all of the functions listed below.</text:span></text:p>
      <text:p text:style-name="P5"><text:span text:style-name="T12">-Chat</text:span></text:p>
      <text:p text:style-name="P5"><text:span text:style-name="T12"><text:tab/></text:span><text:span text:style-name="T9">Sending and receiving messages.</text:span></text:p>
      <text:p text:style-name="P2"><text:span text:style-name="T12">-Delivery confirmation</text:span></text:p>
      <text:p text:style-name="P2"><text:span text:style-name="T12"><text:tab/></text:span><text:span text:style-name="T9">Confirm message delivery.(seen by other user)</text:span></text:p>
      <text:p text:style-name="P2">-History</text:p>
      <text:p text:style-name="Standard"><text:span text:style-name="T6"><text:tab/>Our history have to hold dialog history(e.g last 30 days messages), the <text:tab/>time(day,time,month,year) of chatting with each user.</text:span></text:p>
      <text:p text:style-name="P2">-Contacts</text:p>
      <text:p text:style-name="P2"><text:tab/><text:span text:style-name="T8">Contacts should hold contacts list of all users with functionality adding,deleting </text:span></text:p>
      <text:p text:style-name="P2"><text:span text:style-name="T8"><text:tab/>and hiding them.</text:span></text:p>
      <text:p text:style-name="P2">-User profile</text:p>
      <text:p text:style-name="P2"><text:tab/><text:span text:style-name="T7">Information about user (user name,age,contact number,image,description)</text:span></text:p>
      <text:p text:style-name="P2">-Search engine</text:p>
      <text:p text:style-name="P2"><text:tab/><text:span text:style-name="T7">Should search and find users in local network.</text:span></text:p>
      <text:p text:style-name="P2"/>
      <text:p text:style-name="P2"><text:tab/></text:p>
      <text:p text:style-name="P2"><text:span text:style-name="T2">Additional functionality.</text:span></text:p>
      <text:p text:style-name="P2"><text:span text:style-name="T1">-</text:span><text:span text:style-name="T3">Group chat</text:span></text:p>
      <text:p text:style-name="P2"><text:span text:style-name="T3"><text:tab/></text:span><text:span text:style-name="T11">Adding selected users in one chat</text:span><text:span text:style-name="T3"> </text:span></text:p>
      <text:p text:style-name="P3">-Emotions</text:p>
      <text:p text:style-name="P3"><text:tab/><text:span text:style-name="T7">Sending smileys.</text:span></text:p>
      <text:p text:style-name="P3">-File transferring(docx,audio,video..)</text:p>
      <text:p text:style-name="P3"><text:tab/><text:span text:style-name="T7">Sending files with different extension</text:span></text:p>
      <text:p text:style-name="P3">-Favorite list</text:p>
      <text:p text:style-name="P6"><text:tab/><text:span text:style-name="T7">Create list of favorite users</text:span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1:34:38</meta:creation-date>
    <dc:date>2016-08-10T12:25:03</dc:date>
    <meta:editing-duration>PT7M2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8" meta:word-count="105" meta:character-count="808" meta:non-whitespace-character-count="705"/>
  </office:meta>
</office:document-meta>
</file>